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575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6380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Frequence (kHz)</text:p>
          </table:table-cell>
          <table:table-cell office:value-type="string" table:style-name="ce2">
            <text:p>Tension VE (V)</text:p>
          </table:table-cell>
          <table:table-cell office:value-type="string" table:style-name="ce2">
            <text:p>Tension Ent E/B (V)</text:p>
          </table:table-cell>
          <table:table-cell office:value-type="string" table:style-name="ce2">
            <text:p>gain</text:p>
          </table:table-cell>
          <table:table-cell office:value-type="string" table:style-name="ce2">
            <text:p>phas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.6" table:style-name="ce2">
            <text:p>10,6</text:p>
          </table:table-cell>
          <table:table-cell office:value-type="float" office:value="10.6" table:style-name="ce2">
            <text:p>10,6</text:p>
          </table:table-cell>
          <table:table-cell office:value-type="float" office:value="1" table:formula="msoxl:=D3/C3" table:style-name="ce2">
            <text:p>1</text:p>
          </table:table-cell>
          <table:table-cell office:value-type="float" office:value="-1.2" table:style-name="ce2">
            <text:p>-1,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10.6" table:style-name="ce2">
            <text:p>10,6</text:p>
          </table:table-cell>
          <table:table-cell office:value-type="float" office:value="10.6" table:style-name="ce2">
            <text:p>10,6</text:p>
          </table:table-cell>
          <table:table-cell office:value-type="float" office:value="1" table:formula="msoxl:=D4/C4" table:style-name="ce2">
            <text:p>1</text:p>
          </table:table-cell>
          <table:table-cell office:value-type="float" office:value="-7" table:style-name="ce2">
            <text:p>-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0.6" table:style-name="ce2">
            <text:p>10,6</text:p>
          </table:table-cell>
          <table:table-cell office:value-type="float" office:value="10.5" table:style-name="ce2">
            <text:p>10,5</text:p>
          </table:table-cell>
          <table:table-cell office:value-type="float" office:value="0.99056603773584906" table:formula="msoxl:=D5/C5" table:style-name="ce2">
            <text:p>0,990566038</text:p>
          </table:table-cell>
          <table:table-cell office:value-type="float" office:value="-24" table:style-name="ce2">
            <text:p>-2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float" office:value="10.6" table:style-name="ce2">
            <text:p>10,6</text:p>
          </table:table-cell>
          <table:table-cell office:value-type="float" office:value="10.4" table:style-name="ce2">
            <text:p>10,4</text:p>
          </table:table-cell>
          <table:table-cell office:value-type="float" office:value="0.98113207547169823" table:formula="msoxl:=D6/C6" table:style-name="ce2">
            <text:p>0,981132075</text:p>
          </table:table-cell>
          <table:table-cell office:value-type="float" office:value="-41" table:style-name="ce2">
            <text:p>-4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0" table:style-name="ce2">
            <text:p>100</text:p>
          </table:table-cell>
          <table:table-cell office:value-type="float" office:value="10.4" table:style-name="ce2">
            <text:p>10,4</text:p>
          </table:table-cell>
          <table:table-cell office:value-type="float" office:value="7.8" table:style-name="ce2">
            <text:p>7,8</text:p>
          </table:table-cell>
          <table:table-cell office:value-type="float" office:value="0.75" table:formula="msoxl:=D7/C7" table:style-name="ce2">
            <text:p>0,75</text:p>
          </table:table-cell>
          <table:table-cell office:value-type="float" office:value="-88" table:style-name="ce2">
            <text:p>-8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0" table:style-name="ce2">
            <text:p>150</text:p>
          </table:table-cell>
          <table:table-cell office:value-type="float" office:value="10.4" table:style-name="ce2">
            <text:p>10,4</text:p>
          </table:table-cell>
          <table:table-cell office:value-type="float" office:value="4.8" table:style-name="ce2">
            <text:p>4,8</text:p>
          </table:table-cell>
          <table:table-cell office:value-type="float" office:value="0.46153846153846151" table:formula="msoxl:=D8/C8" table:style-name="ce2">
            <text:p>0,461538462</text:p>
          </table:table-cell>
          <table:table-cell office:value-type="float" office:value="-120" table:style-name="ce2">
            <text:p>-12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" table:style-name="ce2">
            <text:p>200</text:p>
          </table:table-cell>
          <table:table-cell office:value-type="float" office:value="10.4" table:style-name="ce2">
            <text:p>10,4</text:p>
          </table:table-cell>
          <table:table-cell office:value-type="float" office:value="2.9" table:style-name="ce2">
            <text:p>2,9</text:p>
          </table:table-cell>
          <table:table-cell office:value-type="float" office:value="0.27884615384615385" table:formula="msoxl:=D9/C9" table:style-name="ce2">
            <text:p>0,278846154</text:p>
          </table:table-cell>
          <table:table-cell office:value-type="float" office:value="-138" table:style-name="ce2">
            <text:p>-13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0" table:style-name="ce2">
            <text:p>250</text:p>
          </table:table-cell>
          <table:table-cell office:value-type="float" office:value="10.4" table:style-name="ce2">
            <text:p>10,4</text:p>
          </table:table-cell>
          <table:table-cell office:value-type="float" office:value="2" table:style-name="ce2">
            <text:p>2</text:p>
          </table:table-cell>
          <table:table-cell office:value-type="float" office:value="0.19230769230769229" table:formula="msoxl:=D10/C10" table:style-name="ce2">
            <text:p>0,192307692</text:p>
          </table:table-cell>
          <table:table-cell office:value-type="float" office:value="-148" table:style-name="ce2">
            <text:p>-14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0" table:style-name="ce2">
            <text:p>300</text:p>
          </table:table-cell>
          <table:table-cell office:value-type="float" office:value="10.4" table:style-name="ce2">
            <text:p>10,4</text:p>
          </table:table-cell>
          <table:table-cell office:value-type="float" office:value="1.4" table:style-name="ce2">
            <text:p>1,4</text:p>
          </table:table-cell>
          <table:table-cell office:value-type="float" office:value="0.13461538461538461" table:formula="msoxl:=D11/C11" table:style-name="ce2">
            <text:p>0,134615385</text:p>
          </table:table-cell>
          <table:table-cell office:value-type="float" office:value="-154" table:style-name="ce2">
            <text:p>-15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0" table:style-name="ce2">
            <text:p>350</text:p>
          </table:table-cell>
          <table:table-cell office:value-type="float" office:value="10.4" table:style-name="ce2">
            <text:p>10,4</text:p>
          </table:table-cell>
          <table:table-cell office:value-type="float" office:value="1.2" table:style-name="ce2">
            <text:p>1,2</text:p>
          </table:table-cell>
          <table:table-cell office:value-type="float" office:value="0.11538461538461538" table:formula="msoxl:=D12/C12" table:style-name="ce2">
            <text:p>0,115384615</text:p>
          </table:table-cell>
          <table:table-cell office:value-type="float" office:value="-160" table:style-name="ce2">
            <text:p>-16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00" table:style-name="ce2">
            <text:p>400</text:p>
          </table:table-cell>
          <table:table-cell office:value-type="float" office:value="10.4" table:style-name="ce2">
            <text:p>10,4</text:p>
          </table:table-cell>
          <table:table-cell office:value-type="float" office:value="0.8" table:style-name="ce2">
            <text:p>0,8</text:p>
          </table:table-cell>
          <table:table-cell office:value-type="float" office:value="7.6923076923076927E-2" table:formula="msoxl:=D13/C13" table:style-name="ce2">
            <text:p>0,076923077</text:p>
          </table:table-cell>
          <table:table-cell office:value-type="float" office:value="-164" table:style-name="ce2">
            <text:p>-16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50" table:style-name="ce2">
            <text:p>450</text:p>
          </table:table-cell>
          <table:table-cell office:value-type="float" office:value="10.4" table:style-name="ce2">
            <text:p>10,4</text:p>
          </table:table-cell>
          <table:table-cell office:value-type="float" office:value="0.7" table:style-name="ce2">
            <text:p>0,7</text:p>
          </table:table-cell>
          <table:table-cell office:value-type="float" office:value="6.7307692307692304E-2" table:formula="msoxl:=D14/C14" table:style-name="ce2">
            <text:p>0,067307692</text:p>
          </table:table-cell>
          <table:table-cell office:value-type="float" office:value="-166" table:style-name="ce2">
            <text:p>-16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>
            <draw:frame draw:z-index="1" draw:id="id0" draw:style-name="a0" draw:name="Graphique 1" svg:x="0.03125in" svg:y="0.02604in" svg:width="5.92708in" svg:height="2.89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2" draw:id="id1" draw:style-name="a1" draw:name="Graphique 2" svg:x="0.83333in" svg:y="0.02604in" svg:width="5.83333in" svg:height="2.8593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8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number-columns-spanned="4" table:number-rows-spanned="1" table:style-name="ce3">
            <text:p>Tranly - Magnan<text:s/></text:p>
          </table:table-cell>
          <table:covered-table-cell table:number-columns-repeated="3"/>
          <table:table-cell table:number-columns-repeated="16377"/>
        </table:table-row>
        <table:table-row table:number-rows-repeated="1048541" table:style-name="ro1">
          <table:table-cell table:number-columns-repeated="16384"/>
        </table:table-row>
      </table:table>
      <table:table table:name="Feuil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6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tilisateur</meta:initial-creator>
    <dc:creator>Utilisateur</dc:creator>
    <meta:creation-date>2014-04-08T14:56:02Z</meta:creation-date>
    <dc:date>2014-04-08T15:30:02Z</dc:date>
    <meta:print-date>2014-04-08T15:29:3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8.1250393700788pt" svg:width="426.75pt" chart:style-name="Crt0">
        <chart:title chart:style-name="CT00">
          <text:p text:style-name="a0" text:class-names="" text:cond-style-name="">Gain en fonction de la fréquence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euil1.$E$3:.$E$14" chart:class="chart:scatter" chart:attached-axis="primary-y" chart:style-name="G0S0">
            <chart:domain table:cell-range-address="Feuil1.$B$3:.$B$14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5.8750393700788pt" svg:width="420.0000787401575pt" chart:style-name="Crt0">
        <chart:title chart:style-name="CT00">
          <text:p text:style-name="a0" text:class-names="" text:cond-style-name="">Phase en fonction de la fréquence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euil1.$F$3:.$F$14" chart:class="chart:scatter" chart:attached-axis="primary-y" chart:style-name="G0S0">
            <chart:domain table:cell-range-address="Feuil1.$B$3:.$B$14"/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